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1be7" officeooo:paragraph-rsid="00201be7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1be7" officeooo:paragraph-rsid="00219420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1be7" officeooo:paragraph-rsid="00225581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1be7" officeooo:paragraph-rsid="0023e6a5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4533f" officeooo:paragraph-rsid="0024533f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0.5pt" fo:letter-spacing="normal" fo:font-style="normal" fo:font-weight="normal" officeooo:rsid="00201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Q) </text:span><text:span text:style-name="T1">Create new VPC network with automatic subnets. Configure the firewall rule to allow ssh access from only Quantiphi's IP. Use Console</text:span><text:line-break/></text:p>
      <text:p text:style-name="P2">1. Go to the networking tab and click on VPC network</text:p>
      <text:p text:style-name="P2">2. Click on create VPC network</text:p>
      <text:p text:style-name="P2">3. Enter the name and description of the VPC network</text:p>
      <text:p text:style-name="P2">4. In the subnet section, choose the automatic option</text:p>
      <text:p text:style-name="P2">5. Click on create.</text:p>
      <text:p text:style-name="P2">6. Now go to the Firewall rules tab under VPC network and click on create new firewall rule</text:p>
      <text:p text:style-name="P2">7. Give it a name and add the description.</text:p>
      <text:p text:style-name="P2">8. Choose the ingress traffic and action on match as allow</text:p>
      <text:p text:style-name="P2">9. Set it a priority, lower priorities have higher value</text:p>
      <text:p text:style-name="P2">10. Choose the network – the vpc that you created</text:p>
      <text:p text:style-name="P2">11. Set Source filter to IP ranges and under IP ranges set the quantiphi ip addresses</text:p>
      <text:p text:style-name="P2">59.152.53.168/30</text:p>
      <text:p text:style-name="P2">59.152.53.104/29</text:p>
      <text:p text:style-name="P3">59.152.53.200/29</text:p>
      <text:p text:style-name="P4">59.152.53.120/29</text:p>
      <text:p text:style-name="P4">59.152.52.104/29</text:p>
      <text:p text:style-name="P4">59.152.52.152/29</text:p>
      <text:p text:style-name="P5">59.152.52.172/30</text:p>
      <text:p text:style-name="P5">202.122.21.69/32</text:p>
      <text:p text:style-name="P6">12. <text:s/>Under protocols and ports , choose specified protocols and ports , choose tcp and set port 22, this will allow ssh</text:p>
      <text:p text:style-name="P6">13. Click on create</text:p>
      <text:p text:style-name="P6"/>
      <text:p text:style-name="P6">In this way we created a vpc and added the firewall rules to allow only ssh access from port 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04:25.322514567</meta:creation-date>
    <meta:generator>LibreOffice/6.0.7.3$Linux_X86_64 LibreOffice_project/00m0$Build-3</meta:generator>
    <dc:date>2019-07-19T13:19:59.896057216</dc:date>
    <meta:editing-duration>PT15M33S</meta:editing-duration>
    <meta:editing-cycles>5</meta:editing-cycles>
    <meta:document-statistic meta:table-count="0" meta:image-count="0" meta:object-count="0" meta:page-count="1" meta:paragraph-count="23" meta:word-count="189" meta:character-count="1084" meta:non-whitespace-character-count="915"/>
  </office:meta>
</office:document-meta>
</file>